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Liberation Serif" fo:font-size="12pt" fo:font-weight="bold" officeooo:rsid="00050a92" officeooo:paragraph-rsid="00050a92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paragraph-rsid="00095bd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paragraph-rsid="000ba822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text-properties officeooo:paragraph-rsid="0008fbf6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08fbf6" style:font-weight-asian="bold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style:font-name="Liberation Serif" fo:font-size="12pt" fo:font-weight="bold" officeooo:rsid="000863ac" officeooo:paragraph-rsid="000863a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Liberation Serif" fo:font-size="12pt" fo:font-weight="bold" officeooo:rsid="000863ac" officeooo:paragraph-rsid="00095bd0" style:font-size-asian="12pt" style:font-weight-asian="bold" style:font-size-complex="12pt" style:font-weight-complex="bold"/>
    </style:style>
    <style:style style:name="P11" style:family="paragraph" style:parent-style-name="Standard" style:list-style-name="L4">
      <style:paragraph-properties fo:margin-top="0in" fo:margin-bottom="0in" style:contextual-spacing="false"/>
      <style:text-properties style:font-name="Liberation Serif" fo:font-size="12pt" fo:font-weight="bold" officeooo:rsid="0008fbf6" officeooo:paragraph-rsid="00095bd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in" fo:margin-bottom="0in" style:contextual-spacing="false"/>
      <style:text-properties style:font-name="Liberation Serif" fo:font-size="12pt" fo:font-weight="bold" officeooo:rsid="00095bd0" officeooo:paragraph-rsid="00095bd0" style:font-size-asian="12pt" style:font-weight-asian="bold" style:font-size-complex="12pt" style:font-weight-complex="bold"/>
    </style:style>
    <style:style style:name="P13" style:family="paragraph" style:parent-style-name="Standard" style:list-style-name="L6">
      <style:paragraph-properties fo:margin-top="0in" fo:margin-bottom="0in" style:contextual-spacing="false"/>
      <style:text-properties style:font-name="Liberation Serif" fo:font-size="12pt" fo:font-weight="bold" officeooo:paragraph-rsid="000a3cb5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rsid="000863ac" officeooo:paragraph-rsid="000863ac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in" fo:margin-bottom="0in" style:contextual-spacing="false"/>
      <style:text-properties style:font-name="Liberation Serif" fo:font-size="12pt" fo:font-weight="normal" officeooo:rsid="000863ac" officeooo:paragraph-rsid="000863ac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in" fo:margin-bottom="0in" style:contextual-spacing="false"/>
      <style:text-properties style:font-name="Liberation Serif" fo:font-size="12pt" fo:font-weight="normal" officeooo:rsid="000863ac" officeooo:paragraph-rsid="000a3cb5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in" fo:margin-bottom="0in" style:contextual-spacing="false"/>
      <style:text-properties style:font-name="Liberation Serif" fo:font-size="12pt" fo:font-weight="normal" officeooo:paragraph-rsid="000863ac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margin-top="0in" fo:margin-bottom="0in" style:contextual-spacing="false"/>
      <style:text-properties style:font-name="Liberation Serif" fo:font-size="12pt" fo:font-weight="normal" officeooo:rsid="0008fbf6" officeooo:paragraph-rsid="00095bd0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margin-top="0in" fo:margin-bottom="0in" style:contextual-spacing="false"/>
      <style:text-properties style:font-name="Liberation Serif" fo:font-size="12pt" fo:font-weight="normal" officeooo:rsid="0008fbf6" officeooo:paragraph-rsid="00095bd0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margin-top="0in" fo:margin-bottom="0in" style:contextual-spacing="false"/>
      <style:text-properties style:font-name="Liberation Serif" fo:font-size="12pt" fo:font-weight="normal" officeooo:rsid="0008fbf6" officeooo:paragraph-rsid="0008fbf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rsid="0008fbf6" officeooo:paragraph-rsid="0008fbf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rsid="000a3cb5" officeooo:paragraph-rsid="000a3cb5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margin-top="0in" fo:margin-bottom="0in" style:contextual-spacing="false"/>
      <style:text-properties style:font-name="Liberation Serif" fo:font-size="12pt" fo:font-weight="normal" officeooo:rsid="000a3cb5" officeooo:paragraph-rsid="000a3cb5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/>
      <style:text-properties style:font-name="Liberation Serif" fo:font-size="12pt" fo:font-weight="normal" officeooo:rsid="000ba822" officeooo:paragraph-rsid="000ba822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margin-top="0in" fo:margin-bottom="0in" style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863ac" officeooo:paragraph-rsid="000863ac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erif" fo:font-size="12pt" officeooo:rsid="000863ac" officeooo:paragraph-rsid="000863ac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0ba822" officeooo:paragraph-rsid="000ba822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8fbf6" officeooo:paragraph-rsid="0008fbf6" style:font-weight-asian="bold" style:font-weight-complex="bold"/>
    </style:style>
    <style:style style:name="P35" style:family="paragraph" style:parent-style-name="Table_20_Contents">
      <style:text-properties officeooo:rsid="0008fbf6" officeooo:paragraph-rsid="0008fb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63ac"/>
    </style:style>
    <style:style style:name="T3" style:family="text">
      <style:text-properties officeooo:rsid="0008fbf6"/>
    </style:style>
    <style:style style:name="T4" style:family="text">
      <style:text-properties officeooo:rsid="000ba822"/>
    </style:style>
    <style:style style:name="T5" style:family="text">
      <style:text-properties officeooo:rsid="000e956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QL</text:p>
      <text:p text:style-name="P1"/>
      <text:p text:style-name="P9">Structure of an SQL query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Main Clause</text:p>
          </table:table-cell>
          <table:table-cell table:style-name="Table1.B1" office:value-type="string">
            <text:p text:style-name="P31">Associated qualifiers/sub-clauses/operators</text:p>
          </table:table-cell>
        </table:table-row>
        <table:table-row>
          <table:table-cell table:style-name="Table1.A8" office:value-type="string">
            <text:p text:style-name="P32">with</text:p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8" office:value-type="string">
            <text:p text:style-name="P32">select</text:p>
          </table:table-cell>
          <table:table-cell table:style-name="Table1.B8" office:value-type="string">
            <text:p text:style-name="P32">distinct, all, as, aggregate functions(avg, min, max, count, sum)</text:p>
          </table:table-cell>
        </table:table-row>
        <table:table-row>
          <table:table-cell table:style-name="Table1.A8" office:value-type="string">
            <text:p text:style-name="P32">from</text:p>
          </table:table-cell>
          <table:table-cell table:style-name="Table1.B8" office:value-type="string">
            <text:p text:style-name="P32">as, join, operations, sub-query</text:p>
          </table:table-cell>
        </table:table-row>
        <table:table-row>
          <table:table-cell table:style-name="Table1.A8" office:value-type="string">
            <text:p text:style-name="P32">where</text:p>
          </table:table-cell>
          <table:table-cell table:style-name="Table1.B8" office:value-type="string">
            <text:p text:style-name="P32">Arithmetic operators, logical operators, between, like, in, some, all, exists, unique</text:p>
          </table:table-cell>
        </table:table-row>
        <table:table-row>
          <table:table-cell table:style-name="Table1.A8" office:value-type="string">
            <text:p text:style-name="P32">order by</text:p>
          </table:table-cell>
          <table:table-cell table:style-name="Table1.B8" office:value-type="string">
            <text:p text:style-name="P32">asc, desc</text:p>
          </table:table-cell>
        </table:table-row>
        <table:table-row>
          <table:table-cell table:style-name="Table1.A8" office:value-type="string">
            <text:p text:style-name="P32">group by</text:p>
          </table:table-cell>
          <table:table-cell table:style-name="Table1.B8" office:value-type="string">
            <text:p text:style-name="P6"/>
          </table:table-cell>
        </table:table-row>
        <table:table-row>
          <table:table-cell table:style-name="Table1.A8" office:value-type="string">
            <text:p text:style-name="P32">having</text:p>
          </table:table-cell>
          <table:table-cell table:style-name="Table1.B8" office:value-type="string">
            <text:p text:style-name="P6"/>
          </table:table-cell>
        </table:table-row>
      </table:table>
      <text:p text:style-name="P9"/>
      <text:p text:style-name="P9">SELECT</text:p>
      <text:p text:style-name="P14">Lists/Describes the attributes to be projected in a selected tuple</text:p>
      <text:list xml:id="list7179407789113770273" text:style-name="L1">
        <text:list-item>
          <text:p text:style-name="P15">DISTINCT – Lists distinct tuples. Eliminates duplicates</text:p>
        </text:list-item>
        <text:list-item>
          <text:p text:style-name="P15">ALL – Retains duplicate</text:p>
          <text:list>
            <text:list-header>
              <text:p text:style-name="P17">Duplicate retention is the default</text:p>
              <text:p text:style-name="P15">Formal query languages are based on the mathematical notion of a relation being a set. Thus, duplicates tuples never appear in relations. In practice, duplicate elimination is time-consuming. There, SQL allows duplicates in relations as well as in the results of SQL expressions.</text:p>
            </text:list-header>
          </text:list>
        </text:list-item>
        <text:list-item>
          <text:p text:style-name="P15">AS – Renames attributes to avoid ambiguity</text:p>
        </text:list-item>
        <text:list-item>
          <text:p text:style-name="P16">Aggregate functions </text:p>
          <text:list>
            <text:list-item>
              <text:p text:style-name="P16">Operate on the specified attributes</text:p>
            </text:list-item>
          </text:list>
        </text:list-item>
      </text:list>
      <text:list xml:id="list6539595967194549831" text:style-name="L2">
        <text:list-item>
          <text:list>
            <text:list-item>
              <text:list>
                <text:list-item>
                  <text:p text:style-name="P18">average <text:s/>- The function not in relational algebra </text:p>
                </text:list-item>
                <text:list-item>
                  <text:p text:style-name="P18">minimum</text:p>
                </text:list-item>
                <text:list-item>
                  <text:p text:style-name="P18">maximum</text:p>
                </text:list-item>
                <text:list-item>
                  <text:p text:style-name="P18">total</text:p>
                </text:list-item>
                <text:list-item>
                  <text:p text:style-name="P18">count</text:p>
                </text:list-item>
              </text:list>
            </text:list-item>
          </text:list>
        </text:list-item>
      </text:list>
      <text:list xml:id="list2158118909058182587" text:style-name="L3">
        <text:list-item>
          <text:list>
            <text:list-item>
              <text:p text:style-name="P19">Like 'select', duplicate retention is default. </text:p>
            </text:list-item>
            <text:list-item>
              <text:p text:style-name="P19">Cannot use count(distinct *<text:span text:style-name="T1">) as it is the same as count(*</text:span>) ?????????</text:p>
            </text:list-item>
            <text:list-item>
              <text:p text:style-name="P19">All aggregate functions except <text:span text:style-name="T1">count(*)</text:span> ignore null tuples – In relational algebra count(*) ignores <text:tab/></text:p>
            </text:list-item>
            <text:list-item>
              <text:p text:style-name="P19">If a 'where' and 'having' clause are used together, the 'where' is applied first. The grouping is done based on the 'having' clause later.</text:p>
            </text:list-item>
          </text:list>
        </text:list-item>
      </text:list>
      <text:p text:style-name="P3"/>
      <text:p text:style-name="P10">FROM</text:p>
      <text:p text:style-name="P4"><text:span text:style-name="T2">Lists relations that participate in the query. Listed relations by default form a cross-product</text:span></text:p>
      <text:list xml:id="list6349112313775849835" text:style-name="L4">
        <text:list-item>
          <text:p text:style-name="P20">as – Renames relations</text:p>
        </text:list-item>
        <text:list-item>
          <text:p text:style-name="P11">Join operations</text:p>
        </text:list-item>
      </text:list>
      <text:list xml:id="list2351506747079772832" text:style-name="L5">
        <text:list-item>
          <text:list>
            <text:list-item>
              <text:p text:style-name="P21">Specify the type of join to happen instead of the default cross-product</text:p>
            </text:list-item>
            <text:list-item>
              <text:p text:style-name="P22">A join operation consists of 'join-type' which determines how the tuples in each relation that do not match any tuple in the other relation are treated</text:p>
              <text:list>
                <text:list-item>
                  <text:p text:style-name="P22">inner join – Non-matching tuples left out</text:p>
                </text:list-item>
                <text:list-item>
                  <text:p text:style-name="P22">left outer join – Non-matching tuples of the left relation are not dropped</text:p>
                </text:list-item>
                <text:list-item>
                  <text:p text:style-name="P22"><text:soft-page-break/>right outer join – Non-matching tuples of the right relation not dropped</text:p>
                </text:list-item>
                <text:list-item>
                  <text:p text:style-name="P22">full outer join – No tuples are dropped</text:p>
                </text:list-item>
              </text:list>
            </text:list-item>
            <text:list-item>
              <text:p text:style-name="P22">Join operations also consist of join conditions which define which tuples match and what attributes are present in the result of a join</text:p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4">Join condition</text:p>
          </table:table-cell>
          <table:table-cell table:style-name="Table2.A1" office:value-type="string">
            <text:p text:style-name="P8"><text:span text:style-name="T3">Match criteria</text:span></text:p>
          </table:table-cell>
          <table:table-cell table:style-name="Table2.C1" office:value-type="string">
            <text:p text:style-name="P34">Attributes</text:p>
          </table:table-cell>
        </table:table-row>
        <table:table-row>
          <table:table-cell table:style-name="Table2.B4" office:value-type="string">
            <text:p text:style-name="P35">Natural</text:p>
          </table:table-cell>
          <table:table-cell table:style-name="Table2.B4" office:value-type="string">
            <text:p text:style-name="P35">Common-attribute matches</text:p>
          </table:table-cell>
          <table:table-cell table:style-name="Table2.C4" office:value-type="string">
            <text:p text:style-name="P35">Common attributes, rest of the attributes</text:p>
          </table:table-cell>
        </table:table-row>
        <table:table-row>
          <table:table-cell table:style-name="Table2.B4" office:value-type="string">
            <text:p text:style-name="P35">on &lt;predicate&gt;</text:p>
          </table:table-cell>
          <table:table-cell table:style-name="Table2.B4" office:value-type="string">
            <text:p text:style-name="P35">&lt;predicate&gt;</text:p>
          </table:table-cell>
          <table:table-cell table:style-name="Table2.C4" office:value-type="string">
            <text:p text:style-name="P35">Left, right</text:p>
          </table:table-cell>
        </table:table-row>
        <table:table-row>
          <table:table-cell table:style-name="Table2.B4" office:value-type="string">
            <text:p text:style-name="P7"><text:span text:style-name="T3">Using </text:span><text:span text:style-name="T3"><draw:frame draw:style-name="fr1" draw:name="Object1" text:anchor-type="as-char" svg:width="0.8118in" svg:height="0.229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/text:p>
            <text:p text:style-name="P7"><text:span text:style-name="T3"><draw:frame draw:style-name="fr1" draw:name="Object2" text:anchor-type="as-char" svg:width="0.6929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are common attributes</text:span></text:p>
          </table:table-cell>
          <table:table-cell table:style-name="Table2.B4" office:value-type="string">
            <text:p text:style-name="Table_20_Contents"/>
          </table:table-cell>
          <table:table-cell table:style-name="Table2.C4" office:value-type="string">
            <text:p text:style-name="P7"><text:span text:style-name="T3"><draw:frame draw:style-name="fr1" draw:name="Object3" text:anchor-type="as-char" svg:width="0.6929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, Rest</text:span></text:p>
          </table:table-cell>
        </table:table-row>
      </table:table>
      <text:p text:style-name="P23"/>
      <text:p text:style-name="P12">WHERE</text:p>
      <text:p text:style-name="P24">Selection clause which selects tuples</text:p>
      <text:list xml:id="list7034541816769178811" text:style-name="L6">
        <text:list-item>
          <text:p text:style-name="P25">Arithmatic and comparision operators – Operate on individual attributes</text:p>
          <text:list>
            <text:list-item>
              <text:p text:style-name="P25">=</text:p>
            </text:list-item>
            <text:list-item>
              <text:p text:style-name="P25">&lt;</text:p>
            </text:list-item>
            <text:list-item>
              <text:p text:style-name="P25">&gt;</text:p>
            </text:list-item>
            <text:list-item>
              <text:p text:style-name="P25">&gt;=</text:p>
            </text:list-item>
            <text:list-item>
              <text:p text:style-name="P25">&lt;=</text:p>
            </text:list-item>
            <text:list-item>
              <text:p text:style-name="P25">&lt;&gt; - Binary</text:p>
            </text:list-item>
          </text:list>
        </text:list-item>
        <text:list-item>
          <text:p text:style-name="P25">Logical operators</text:p>
          <text:list>
            <text:list-item>
              <text:p text:style-name="P25">and</text:p>
            </text:list-item>
            <text:list-item>
              <text:p text:style-name="P25">not</text:p>
            </text:list-item>
            <text:list-item>
              <text:p text:style-name="P25">or</text:p>
            </text:list-item>
          </text:list>
        </text:list-item>
        <text:list-item>
          <text:p text:style-name="P25">BETWEEN – Test for range</text:p>
        </text:list-item>
        <text:list-item>
          <text:p text:style-name="P25">LIKE – String comparision operator</text:p>
        </text:list-item>
        <text:list-item>
          <text:p text:style-name="P25">IN – Test for compulsory membership in a relation generated by the sub-query</text:p>
        </text:list-item>
        <text:list-item>
          <text:p text:style-name="P25">&lt;Arithmetic operator&gt; SOME/ALL – Test for specified set comparison with the relation generated by a nested sub-query</text:p>
        </text:list-item>
        <text:list-item>
          <text:p text:style-name="P25">EXISTS – Tests if nested sub-query is empty</text:p>
        </text:list-item>
        <text:list-item>
          <text:p text:style-name="P25">UNIQUE – Test if the nested sub-query has duplicate tuples</text:p>
        </text:list-item>
        <text:list-item>
          <text:p text:style-name="P25">IS NULL – Test for NULL</text:p>
        </text:list-item>
        <text:list-item>
          <text:p text:style-name="P25">is UNKNOWN – Test for UNKNOWN</text:p>
        </text:list-item>
        <text:list-item>
          <text:p text:style-name="P25">ORDER by ASC/DESC – Sorts selected tuples</text:p>
        </text:list-item>
        <text:list-item>
          <text:p text:style-name="P13">Set operations</text:p>
          <text:list>
            <text:list-item>
              <text:p text:style-name="P26">Aggregates tuples from 2 queries</text:p>
            </text:list-item>
          </text:list>
        </text:list-item>
      </text:list>
      <text:list xml:id="list1400851445074919713" text:style-name="L7">
        <text:list-item>
          <text:list>
            <text:list-item>
              <text:list>
                <text:list-item>
                  <text:p text:style-name="P27">union</text:p>
                </text:list-item>
                <text:list-item>
                  <text:p text:style-name="P27">intersection</text:p>
                </text:list-item>
                <text:list-item>
                  <text:p text:style-name="P27">except</text:p>
                </text:list-item>
              </text:list>
            </text:list-item>
            <text:list-item>
              <text:p text:style-name="P27">Unlike the 'select' clause set operations by default eliminate duplicates as they are set operations.</text:p>
            </text:list-item>
          </text:list>
        </text:list-item>
      </text:list>
      <text:p text:style-name="P3"/>
      <text:p text:style-name="P28">GROUP BY</text:p>
      <text:p text:style-name="P28">Selects subsets of the selected tuples for the aggregate function to work on</text:p>
      <text:p text:style-name="P28"/>
      <text:p text:style-name="P28">HAVING</text:p>
      <text:p text:style-name="P5"><text:span text:style-name="T4">A selection cluase for groups. Selects groups satisfying a condition(involving an aggregate </text:span><text:soft-page-break/><text:span text:style-name="T4">function)</text:span></text:p>
      <text:p text:style-name="P28"/>
      <text:p text:style-name="P28">WITH</text:p>
      <text:p text:style-name="P28">Provides a way of defining a <text:span text:style-name="T5">temporary</text:span> view whose definition is available only to the query in which the 'with' clause occurs.</text:p>
      <text:p text:style-name="P28"/>
      <text:p text:style-name="P28">Handling of NULL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Null <text:span text:style-name="T5">occurring</text:span> in</text:p>
          </table:table-cell>
          <table:table-cell table:style-name="Table3.B1" office:value-type="string">
            <text:p text:style-name="P33">Handling/Result</text:p>
          </table:table-cell>
        </table:table-row>
        <table:table-row>
          <table:table-cell table:style-name="Table3.A2" office:value-type="string">
            <text:p text:style-name="P33">Arithmetic expressions</text:p>
          </table:table-cell>
          <table:table-cell table:style-name="Table3.B2" office:value-type="string">
            <text:p text:style-name="P33">NULL</text:p>
          </table:table-cell>
        </table:table-row>
        <table:table-row>
          <table:table-cell table:style-name="Table3.A2" office:value-type="string">
            <text:p text:style-name="P33">Comparison expression</text:p>
          </table:table-cell>
          <table:table-cell table:style-name="Table3.B2" office:value-type="string">
            <text:p text:style-name="P33">Unknown</text:p>
          </table:table-cell>
        </table:table-row>
        <table:table-row>
          <table:table-cell table:style-name="Table3.A2" office:value-type="string">
            <text:p text:style-name="P33">Logical expression</text:p>
          </table:table-cell>
          <table:table-cell table:style-name="Table3.B2" office:value-type="string">
            <text:p text:style-name="P33">TRUE AND NULL = UNKNOWN</text:p>
            <text:p text:style-name="P33">FALSE AND NULL = FALSE</text:p>
            <text:p text:style-name="P33">TRUE OR NULL = TRUE</text:p>
            <text:p text:style-name="P33">FALSE OR NULL = UNKNONW</text:p>
          </table:table-cell>
        </table:table-row>
        <table:table-row>
          <table:table-cell table:style-name="Table3.A2" office:value-type="string">
            <text:p text:style-name="P33">Aggregate functions</text:p>
          </table:table-cell>
          <table:table-cell table:style-name="Table3.B2" office:value-type="string">
            <text:p text:style-name="P33">Tuple containing NULL attribute is dropped except for the count function</text:p>
          </table:table-cell>
        </table:table-row>
      </table:table>
      <text:p text:style-name="P28"/>
      <text:p text:style-name="P1">Nested sub-queries</text:p>
      <text:list xml:id="list623419932523721035" text:style-name="L8">
        <text:list-item>
          <text:p text:style-name="P29">Set membership – in, not in</text:p>
        </text:list-item>
        <text:list-item>
          <text:p text:style-name="P29">Set comparison – all, some</text:p>
        </text:list-item>
        <text:list-item>
          <text:p text:style-name="P29">Set existence – exists, not exists</text:p>
        </text:list-item>
        <text:list-item>
          <text:p text:style-name="P29">Set(No duplicate tuples) – unique, not unique</text:p>
        </text:list-item>
      </text:list>
      <text:p text:style-name="P1"/>
      <text:p text:style-name="P1">Complex queries</text:p>
      <text:list xml:id="list6739542780631350285" text:style-name="L9">
        <text:list-item>
          <text:p text:style-name="P30">Derived relations in the 'from' clause</text:p>
        </text:list-item>
        <text:list-item>
          <text:p text:style-name="P30">Derived relations in the 'with' <text:s/>clau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1.2.3$Linux_x86 LibreOffice_project/410m0$Build-3</meta:generator>
    <dc:date>2013-11-03T13:57:39.555487064</dc:date>
    <meta:editing-duration>PT6H14M17S</meta:editing-duration>
    <meta:editing-cycles>32</meta:editing-cycles>
    <dc:creator>Kempa </dc:creator>
    <meta:document-statistic meta:table-count="3" meta:image-count="0" meta:object-count="3" meta:page-count="3" meta:paragraph-count="112" meta:word-count="649" meta:character-count="3890" meta:non-whitespace-character-count="3379"/>
  </office:meta>
</office:document-meta>
</file>

<file path=Object 1/content.xml><?xml version="1.0" encoding="utf-8"?>
<math xmlns="http://www.w3.org/1998/Math/MathML">
  <semantics>
    <mrow>
      <mfenced open="〈" close="〉">
        <mrow>
          <msub>
            <mi>A</mi>
            <mn>1,</mn>
          </msub>
          <mi>…</mi>
          <mi>,</mi>
          <msub>
            <mi>A</mi>
            <mi>n</mi>
          </msub>
        </mrow>
      </mfenced>
    </mrow>
    <annotation encoding="StarMath 5.0">left langle A_1, …, A_n right rangle</annotation>
  </semantics>
</math>
</file>

<file path=Object 2/content.xml><?xml version="1.0" encoding="utf-8"?>
<math xmlns="http://www.w3.org/1998/Math/MathML">
  <semantics>
    <mrow>
      <msub>
        <mi>A</mi>
        <mn>1,</mn>
      </msub>
      <mi>…</mi>
      <mi>,</mi>
      <msub>
        <mi>A</mi>
        <mi>n</mi>
      </msub>
    </mrow>
    <annotation encoding="StarMath 5.0">A_1, …, A_n </annotation>
  </semantics>
</math>
</file>

<file path=Object 3/content.xml><?xml version="1.0" encoding="utf-8"?>
<math xmlns="http://www.w3.org/1998/Math/MathML">
  <semantics>
    <mrow>
      <msub>
        <mi>A</mi>
        <mn>1,</mn>
      </msub>
      <mi>…</mi>
      <mi>,</mi>
      <msub>
        <mi>A</mi>
        <mi>n</mi>
      </msub>
    </mrow>
    <annotation encoding="StarMath 5.0">A_1, …, A_n</annotation>
  </semantics>
</math>
</file>